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lfaen" svg:font-family="Sylfaen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Comic Sans MS" svg:font-family="'Comic Sans MS'" style:font-family-generic="script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mic Sans MS" fo:font-size="10pt" style:text-underline-style="none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mic Sans MS" fo:font-size="10pt" fo:font-weight="bold" style:font-size-asian="10pt" style:font-weight-asian="bold" style:font-size-complex="1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llard -Schoentgen <text:s text:c="112"/>14/11/06</text:p>
      <text:p text:style-name="P2">Secteur 5 / 1MRIM</text:p>
      <text:p text:style-name="P3"/>
      <text:p text:style-name="P4">TP5 - Stratégie sous Windows 98</text:p>
      <text:p text:style-name="P3"/>
      <text:p text:style-name="P5">1ère étape:</text:p>
      <text:p text:style-name="P1"><text:span text:style-name="T1">1) Installation de Windows 98 sur deux machines</text:span></text:p>
      <text:p text:style-name="P1">Avec beaucoup de problèmes, nous avons tout de même réussi à installer le système d'exploitation...</text:p>
      <text:p text:style-name="P1"/>
      <text:p text:style-name="P1"><text:span text:style-name="T1">3) Installation du protocole Netbeui</text:span></text:p>
      <text:p text:style-name="P1">Démarrer &gt;&gt; Panneau de Configuration &gt;&gt; Réseaux &gt;&gt; Installer &gt;&gt; Protocole &gt;&gt; Microsoft &gt;&gt; Netbeui.</text:p>
      <text:p text:style-name="P1"/>
      <text:p text:style-name="P1"><text:span text:style-name="T1">4) Installation de la carte réseaux</text:span></text:p>
      <text:p text:style-name="P1">Propriétés du Porte de Travail &gt;&gt; Configuration des périphériques &gt;&gt; Ethernet PCI Card.</text:p>
      <text:p text:style-name="P1">Recherche du pilote dans le dossier LAN 3 du CD-ROM pour les pilotes.</text:p>
      <text:p text:style-name="P1"/>
      <text:p text:style-name="P1"><text:span text:style-name="T1">5)Mise en place de la stratégie</text:span></text:p>
      <text:p text:style-name="P1">Recherche sur le CR-ROM de Windows 98 du dossier de Poledit.</text:p>
      <text:p text:style-name="P1"><text:s/>-&gt; I:\Tools\reskit\netadmin\poledit.</text:p>
      <text:p text:style-name="P1">Installation...</text:p>
      <text:p text:style-name="P1"/>
      <text:p text:style-name="P1"><text:span text:style-name="T1">6) Créer des profils utilisateurs</text:span></text:p>
      <text:p text:style-name="P1">Démarrer &gt;&gt; Panneau de Configuration &gt;&gt; Utilisateurs</text:p>
      <text:p text:style-name="P1">Création des 3 profils identiques: Eleve, Professeur et Administrateur avec le mot de passe azerty.</text:p>
      <text:p text:style-name="P1"/>
      <text:p text:style-name="P6">2ème étape:</text:p>
      <text:p text:style-name="P1"><text:span text:style-name="T1">3)</text:span> Ouverture de poledit et création de trois profils utilisateurs comportant les même nom que les utilisateurs créés précédemment.</text:p>
      <text:p text:style-name="P1"/>
      <text:p text:style-name="P6">3ème étape:</text:p>
      <text:p text:style-name="P1"><text:span text:style-name="T1">3)</text:span> Paramétrage des restrictions des différents utilisateurs.</text:p>
      <text:p text:style-name="P1"/>
      <text:p text:style-name="P6">4ème étape:</text:p>
      <text:p text:style-name="P1">Paramétrage des restrictions des différents utilisateurs, suite.</text:p>
      <text:p text:style-name="P1"/>
      <text:p text:style-name="P6">5ème étape:</text:p>
      <text:p text:style-name="P1"><text:span text:style-name="T1">1)</text:span> Création du dossier Config à la racine du disque.</text:p>
      <text:p text:style-name="P1">Dans les paramètres réseaux j'active le partage des dossiers.</text:p>
      <text:p text:style-name="P1"/>
      <text:p text:style-name="P1"><text:span text:style-name="T2">2)</text:span>Mise en partage </text:p>
      <text:p text:style-name="P1"/>
      <text:p text:style-name="P6">6ème étape:</text:p>
      <text:p text:style-name="P1">Modification de la bannière d'ouverture: </text:p>
      <text:p text:style-name="P1"><text:tab/>Légende: Lycée Louis de Cormontaigne</text:p>
      <text:p text:style-name="P1"><text:tab/>Texte: Bienvenue dans le groupe de travail du secteur 5.</text:p>
      <text:p text:style-name="P1"/>
      <text:p text:style-name="P1">Modification du chemin de la mise à jour manuelle, indication du fichier config.pol pour le poste client.</text:p>
      <text:p text:style-name="P1"/>
      <text:p text:style-name="P6">7ème étape:</text:p>
      <text:p text:style-name="P1">Tests résuss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lfaen" svg:font-family="Sylfaen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Comic Sans MS" svg:font-family="'Comic Sans MS'" style:font-family-generic="script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ylfae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ylfaen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Sylfaen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ylfaen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ylfaen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Tiger-222 XPression</meta:initial-creator>
    <meta:creation-date>2006-11-14T16:15:24</meta:creation-date>
    <dc:creator>Tiger-222 XPression</dc:creator>
    <dc:date>2006-11-14T16:46:01</dc:date>
    <dc:language>fr-FR</dc:language>
    <meta:editing-cycles>26</meta:editing-cycles>
    <meta:editing-duration>PT30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5" meta:word-count="240" meta:character-count="1704"/>
  </office:meta>
</office:document-meta>
</file>